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99761" officeooo:paragraph-rsid="001997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rsid="001e6097" officeooo:paragraph-rsid="001e6097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rsid="001e6097" officeooo:paragraph-rsid="00204988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rsid="001e6097" officeooo:paragraph-rsid="0023ccc1"/>
    </style:style>
    <style:style style:name="P5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Arial1" fo:font-weight="normal" officeooo:rsid="0015273d" officeooo:paragraph-rsid="0015273d" style:font-weight-asian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1" fo:font-weight="normal" officeooo:rsid="0016e575" officeooo:paragraph-rsid="001705bd" style:font-weight-asian="normal" style:font-weight-complex="normal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1" fo:font-weight="bold" officeooo:rsid="001e6097" officeooo:paragraph-rsid="001e6097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1705bd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23ccc1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b5def" officeooo:paragraph-rsid="001b5d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weight="bold" officeooo:rsid="00204988" officeooo:paragraph-rsid="00204988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rsid="00204988" officeooo:paragraph-rsid="00204988"/>
    </style:style>
    <style:style style:name="P13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Arial1" fo:font-weight="bold" officeooo:rsid="0016e575" officeooo:paragraph-rsid="0015273d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1" fo:font-weight="bold" officeooo:rsid="00204988" officeooo:paragraph-rsid="00204988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1" fo:font-weight="bold" officeooo:rsid="0020f4a0" officeooo:paragraph-rsid="0020f4a0" style:font-weight-asian="bold" style:font-weight-complex="bold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1" fo:font-weight="bold" officeooo:rsid="001e6097" officeooo:paragraph-rsid="00267092" style:font-weight-asian="bold" style:font-weight-complex="bold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1" fo:font-weight="normal" officeooo:rsid="00204988" officeooo:paragraph-rsid="00204988" style:font-weight-asian="normal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1" fo:font-weight="normal" officeooo:rsid="0016e575" officeooo:paragraph-rsid="001e6097" style:font-weight-asian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1" fo:font-weight="normal" officeooo:rsid="001e6097" officeooo:paragraph-rsid="001e6097" style:font-weight-asian="normal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Arial1" fo:font-weight="normal" style:font-weight-asian="normal" style:font-weight-complex="normal"/>
    </style:style>
    <style:style style:name="T3" style:family="text">
      <style:text-properties style:font-name="Arial1" fo:font-weight="normal" officeooo:rsid="0016e575" style:font-weight-asian="normal" style:font-weight-complex="normal"/>
    </style:style>
    <style:style style:name="T4" style:family="text">
      <style:text-properties style:font-name="Arial1" fo:font-weight="normal" officeooo:rsid="001fc5ca" style:font-weight-asian="normal" style:font-weight-complex="normal"/>
    </style:style>
    <style:style style:name="T5" style:family="text">
      <style:text-properties style:font-name="Arial1" fo:font-weight="normal" officeooo:rsid="001e6097" style:font-weight-asian="normal" style:font-weight-complex="normal"/>
    </style:style>
    <style:style style:name="T6" style:family="text">
      <style:text-properties style:font-name="Arial1" fo:font-weight="normal" officeooo:rsid="00204988" style:font-weight-asian="normal" style:font-weight-complex="normal"/>
    </style:style>
    <style:style style:name="T7" style:family="text">
      <style:text-properties style:font-name="Arial1" fo:font-weight="normal" officeooo:rsid="0020f4a0" style:font-weight-asian="normal" style:font-weight-complex="normal"/>
    </style:style>
    <style:style style:name="T8" style:family="text">
      <style:text-properties style:font-name="Arial1" fo:font-weight="normal" officeooo:rsid="0023ccc1" style:font-weight-asian="normal" style:font-weight-complex="normal"/>
    </style:style>
    <style:style style:name="T9" style:family="text">
      <style:text-properties style:font-name="Arial1" fo:font-weight="normal" officeooo:rsid="00257d4d" style:font-weight-asian="normal" style:font-weight-complex="normal"/>
    </style:style>
    <style:style style:name="T10" style:family="text">
      <style:text-properties style:font-name="Arial1" fo:font-weight="normal" officeooo:rsid="0025a9cc" style:font-weight-asian="normal" style:font-weight-complex="normal"/>
    </style:style>
    <style:style style:name="T11" style:family="text">
      <style:text-properties style:font-name="Arial1" fo:font-weight="bold" officeooo:rsid="001705bd" style:font-weight-asian="bold" style:font-weight-complex="bold"/>
    </style:style>
    <style:style style:name="T12" style:family="text">
      <style:text-properties style:font-name="Arial1" officeooo:rsid="00204988"/>
    </style:style>
    <style:style style:name="T13" style:family="text">
      <style:text-properties style:font-name="Arial1" officeooo:rsid="0016e57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0f4a0"/>
    </style:style>
    <style:style style:name="T16" style:family="text">
      <style:text-properties fo:font-weight="normal" officeooo:rsid="001fc5ca" style:font-weight-asian="normal" style:font-weight-complex="normal"/>
    </style:style>
    <style:style style:name="T17" style:family="text">
      <style:text-properties fo:font-weight="normal" officeooo:rsid="0020498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LETA DE REQUISITOS PARA UM SISTEMA DE GERENCIAMENTO DE DOAÇÕES</text:p>
      <text:p text:style-name="P5">Dennis van den Berg</text:p>
      <text:p text:style-name="P13"/>
      <text:p text:style-name="P11"><text:span text:style-name="T13">1 </text:span><text:span text:style-name="T1">INTRODUÇÃO</text:span></text:p>
      <text:p text:style-name="P17"/>
      <text:p text:style-name="P4"><text:span text:style-name="T3"><text:tab/></text:span><text:span text:style-name="T2">A coleta de requisitos </text:span><text:span text:style-name="T6">é uma das primeiras etapas no desenvolvimento de um software e</text:span><text:span text:style-name="T2"> é muito importante para que fique claro entre o cliente e os desenvolvedores do software quais funcionalidades devem ser inclusas no sistemas, e quais as suas característica. </text:span></text:p>
      <text:p text:style-name="P9"><text:span text:style-name="T5"><text:tab/>O requisitos podem ser classificado em dois grupos, funcionais e não-funcionais. Os requisitos funcionais </text:span><text:span text:style-name="T4">são</text:span><text:span text:style-name="T5"> uma listagem das funcionalidades essenciais que o sistema deve possuir para que </text:span><text:span text:style-name="T4">ele funcione de maneira esperada. Já os requisitos não-funcionais, apesar de não serem essenciais para o funcionamento do sistema, são importantes para descrever qualitativamente o sistema, como por exemplo quanto a sua aparência ou segurança. Apesar do sistemas funcionar sem os requisitos não-funcionais, eles são importantes para deixar claro o que o cliente pode espera do sistema. </text:span></text:p>
      <text:p text:style-name="P3"><text:span text:style-name="T4"><text:tab/>Os requisitos não devem ser descritos de forma técnica, pois tem como objetivo descrever o sistema a um cliente que geralmente não possui conhecimento </text:span><text:span text:style-name="T8">aprofundado</text:span><text:span text:style-name="T4"> na área de desenvolvimento de sistemas. Desta maneira a arquitetura, os algoritmos e o</text:span><text:span text:style-name="T8">s</text:span><text:span text:style-name="T4"> código</text:span><text:span text:style-name="T8">s</text:span><text:span text:style-name="T4"> </text:span><text:span text:style-name="T6">são mantidos</text:span><text:span text:style-name="T4"> fora desta listagem, </text:span><text:span text:style-name="T8">se limitando apenas a uma breve descrição objetiva de cada funcionalidade</text:span><text:span text:style-name="T4">. </text:span></text:p>
      <text:p text:style-name="P17"/>
      <text:p text:style-name="P14">2. SISTEMA DE GERENCIAMENTO DE DOAÇÕES</text:p>
      <text:p text:style-name="P14"/>
      <text:p text:style-name="P16"><text:span text:style-name="T16"><text:tab/>Os </text:span><text:span text:style-name="T17">requisitos funcionais são listado como [RF(número)] e os requisitos não funcionais são listados como [RNF(número)]. Segue abaixo o exemplo de uma coleta de requisitos para um sistema de gerenciamento de doações. </text:span></text:p>
      <text:p text:style-name="P14"/>
      <text:p text:style-name="P11"><text:span text:style-name="T1">2</text:span><text:span text:style-name="T12">.</text:span><text:span text:style-name="T1">1Requisitos funcionais</text:span></text:p>
      <text:p text:style-name="P18"/>
      <text:p text:style-name="P2"><text:span text:style-name="T3">[</text:span><text:span text:style-name="T2">RF001] O sistema deve permitir o cadastro de entidades beneficentes, contendo nome, descrição e contato.</text:span></text:p>
      <text:p text:style-name="P19"><text:soft-page-break/>[RF002] O sistema deve permitir o cadastro de entidades doadoras, contendo nome, descrição e contato.</text:p>
      <text:p text:style-name="P19">[RF003] O sistema deve incluir uma forma de pagamento onde as entidades possam realizar as suas doações. </text:p>
      <text:p text:style-name="P19">[RF004] O sistema deve possuir um algoritmo para a distribuição dos recursos doados e/ou permitir que as entidades doadoras escolham as entidades que querem ajudar. </text:p>
      <text:p text:style-name="P19"/>
      <text:p text:style-name="P14">2.2 Requisitos não-funcionais</text:p>
      <text:p text:style-name="P19"/>
      <text:p text:style-name="P17">[RNF001] As entidades beneficentes devem possuir um painel de controle onde possam ver o total de doações recebidas e estabelecer metas de arrecadação. </text:p>
      <text:p text:style-name="P17">[RNF002] As entidades beneficentes devem poder postar relatos sobre o seu trabalho. </text:p>
      <text:p text:style-name="P17">[RNF003] O sistema deve possuir uma listagem das empresas e das pessoas que realizaram as doações. </text:p>
      <text:p text:style-name="P12"><text:span text:style-name="T2">[RNF004] Deve haver um sistema de certificação das empresas beneficentes para evitar o uso da plataforma </text:span><text:span text:style-name="T9">para fins indevidos</text:span><text:span text:style-name="T2">. </text:span></text:p>
      <text:p text:style-name="P17"/>
      <text:p text:style-name="P15">3 CONSIDERAÇÕES FINAIS</text:p>
      <text:p text:style-name="P19"/>
      <text:p text:style-name="P8"><text:span text:style-name="T3"><text:tab/></text:span><text:span text:style-name="T7">No exemplo criado anteriormente podemos ver que </text:span><text:span text:style-name="T10">com uma coleta de requisitos fica</text:span><text:span text:style-name="T7"> bem claro quais as funcionalidades estarão inclusas no sistema. Desta forma se consegue garantir ao cliente </text:span><text:span text:style-name="T9">o </text:span><text:span text:style-name="T10">quais funcionalidades o software vai ter</text:span><text:span text:style-name="T7"> e o desenvolvedor sabe exatamente </text:span><text:span text:style-name="T10">o que deve ser</text:span><text:span text:style-name="T7"> programa</text:span><text:span text:style-name="T10">do</text:span><text:span text:style-name="T7">, não perdendo tempo programando funcionalidades que não serão inclusas no sistema ou que não funciona da maneira esperada. </text:span></text:p>
      <text:p text:style-name="P6"/>
      <text:p text:style-name="P8"><text:span text:style-name="T11">Referências</text:span><text:span text:style-name="T3"> </text:span></text:p>
      <text:p text:style-name="P10"/>
      <text:p text:style-name="P10"><text:span text:style-name="T15">DOS REIS, Fábio. </text:span>O que é Levantamento de Requisitos - Tópicos de Engenharia de Software. <text:span text:style-name="T14">Bóson Treinamentos</text:span>. <text:span text:style-name="T15">2019. Disponível em: </text:span><text:a xlink:type="simple" xlink:href="https://www.youtube.com/watch?v=VcOeM2AD8Yk&amp;t=2s" text:style-name="Internet_20_link" text:visited-style-name="Visited_20_Internet_20_Link"><text:span text:style-name="T15">https://www.youtube.com/watch?v=VcOeM2AD8Yk&amp;t=2s</text:span></text:a><text:span text:style-name="T15"> Acessado em: 4 mai. 2022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4:19:38.694044663</meta:creation-date>
    <dc:date>2022-05-10T16:12:27.773723478</dc:date>
    <meta:editing-duration>PT3H23M32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477" meta:character-count="3202" meta:non-whitespace-character-count="2730"/>
  </office:meta>
</office:document-meta>
</file>